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>Colegiul National ''Gheroghe Rosca Codreanu''<text:s text:c="29"/>Nr.<text:s text:c="9"/>/din</text:span></text:p>
      <text:p text:style-name="P2"><text:span text:style-name="T2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<text:s/>''Athena Project''</text:span></text:p>
      <text:p text:style-name="P2"><text:span text:style-name="T4">Examen de atestare a competentelor profesionale </text:span></text:p>
      <text:p text:style-name="P2"><text:span text:style-name="T4">specializarea informatica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6">Autori:<text:s text:c="100"/>Indrumator:</text:span></text:p>
      <text:p text:style-name="P3"><text:span text:style-name="T6"><text:s text:c="111"/>Vlad Giurcanu </text:span></text:p>
      <text:p text:style-name="P3"><text:span text:style-name="T6">Elevi: Maxim Andreea- Alexandra<text:s text:c="58"/>An scolar 2018-2019</text:span></text:p>
      <text:p text:style-name="P3"><text:span text:style-name="T6"><text:s text:c="11"/>Ditu Miriam-Ioana, clasa a XII-a 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